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4C0000058E3E9B6DAC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style:text-line-through-style="solid" fo:font-style="normal" fo:font-weight="normal" style:font-style-asian="normal" style:font-weight-asian="normal" style:font-style-complex="normal" style:font-weight-complex="normal"/>
    </style:style>
    <style:style style:name="P9"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0"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background-color="#00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background-color="#ffff00"/>
    </style:style>
    <style:style style:name="T9" style:family="text">
      <style:text-properties fo:background-color="#ffff00"/>
    </style:style>
    <style:style style:name="T10" style:family="text">
      <style:text-properties fo:background-color="#00ff00"/>
    </style:style>
    <style:style style:name="T11" style:family="text">
      <style:text-properties fo:background-color="#00dcff"/>
    </style:style>
    <style:style style:name="T12" style:family="text">
      <style:text-properties style:text-line-through-style="solid"/>
    </style:style>
    <style:style style:name="T13" style:family="text">
      <style:text-properties style:text-line-through-style="solid"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7">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P2">-Beteende: Obs, Det går ej att både Hota och Smickra en karaktär, TÄNK innan du gör..</text:p>
      <text:p text:style-name="P2"><text:tab/>-Utöver att ställa frågor kan du Smickra och Hota, det kan vara nödvändigt att smickra <text:tab/>för att få ut viss information, att Hota kan innebära att få ut annan information..</text:p>
      <text:p text:style-name="P2"><text:soft-page-break/>- Olika frågor, olika summa Tidspoäng:<text:line-break/><text:tab/>-Beroende på vad du frågar så får du betala olika mycket.. (vissa saker tar mer tid att reda <text:tab/>ut).</text:p>
      <text:p text:style-name="P2"/>
      <text:p text:style-name="P2">- "Alla" Karaktärer har dagböcker<text:line-break/><text:tab/>-Beroende på slump så står det Olika viktiga saker i dagböckerna<text:line-break/><text:tab/>-Dagböckerna ligger alltid gömda på ställen där man måste "Rota"</text:p>
      <text:p text:style-name="P2"/>
      <text:p text:style-name="P2">- Plåster<text:line-break/><text:tab/>-"Mördarspelaren"<text:line-break/></text:p>
      <text:p text:style-name="P4">Krav:</text:p>
      <text:p text:style-name="P2">-1 Spelare<text:line-break/></text:p>
      <text:p text:style-name="P4">Innehåll:</text:p>
      <text:p text:style-name="P2">-"Kort": (Detta är ledtrådar som hittas genom spelet.. ? )</text:p>
      <text:p text:style-name="P2"><text:tab/>[Samma genom båda spelen]</text:p>
      <text:p text:style-name="P1"><text:span text:style-name="T6"><text:tab/></text:span><text:span text:style-name="T7">Ledtrådar: (Alternativt dessa 2 första är ledtrådar man redan vet..)</text:span><text:span text:style-name="T6"><text:line-break/><text:tab/>-VapenKort<text:tab/>= Ett möjligt Mordvapen</text:span></text:p>
      <text:p text:style-name="P2"><text:tab/>-RumKort <text:tab/>= en möjlig Mordplats</text:p>
      <text:p text:style-name="P1"><text:span text:style-name="T6"><text:tab/>-Karktär/mord= En möjlig Mördare (Alla karaktärer kan vara mördare..)<text:tab/><text:line-break/><text:line-break/><text:tab/>[Unikt för Alibi Saknas]<text:line-break/><text:tab/></text:span><text:span text:style-name="T7">Ledtrådar:</text:span><text:span text:style-name="T6"><text:line-break/><text:tab/>-Liket Hittades klockan X<text:line-break/><text:tab/>-Liket vart död i X timmar<text:line-break/><text:tab/>-Intressse Kort<text:line-break/><text:tab/>-RelationsKort</text:span></text:p>
      <text:p text:style-name="P1"><text:span text:style-name="T6"><text:tab/>-HemlighetsKort<text:line-break/><text:tab/>-ÖvrigtKort <text:line-break/><text:line-break/><text:tab/>[Nytt för båda]<text:line-break/><text:tab/></text:span><text:span text:style-name="T7">Ledtrådar:</text:span><text:span text:style-name="T6"><text:line-break/><text:tab/>-ÄgandeKort<text:tab/> <text:tab/>= Föremål som Karaktärer äger..</text:span></text:p>
      <text:p text:style-name="P2"/>
      <text:p text:style-name="P1"><text:span text:style-name="T7"><text:tab/>Karaktärers Aktiviteteter, baserat på TID enligt tidaxeln:</text:span><text:span text:style-name="T6"><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5">:</text:span></text:p>
      <text:p text:style-name="P2">1. Man börjar med att få reda på vem som är död, var den är död och hur den blev dödad. <text:line-break/><text:line-break/>2. Spelet börjar med att man hamnar vid Entréen av huset som mordet skett. <text:line-break/></text:p>
      <text:p text:style-name="P2">3. I huset <text:s/>Ska man leta ledtrådar. <text:line-break/><text:tab/>-Hittas antingen genom att:</text:p>
      <text:p text:style-name="P2"><text:tab/><text:tab/>-Klicka på ett föremåla och dra egna slutsatser<text:line-break/><text:tab/><text:tab/>-Klicka på ett föremål och använda Blippern för att fråga någon om föremålet<text:line-break/><text:soft-page-break/><text:tab/><text:tab/>-Fråga någon som du stöter på<text:line-break/></text:p>
      <text:p text:style-name="P2">4. Efter varje ledtråd är man närmare att veta vem mördaren är! När man väl känner sig säker på sin sak så kan man göra valet att gissa på en mördare. Om du gissar fel så förlorar du!</text:p>
      <text:p text:style-name="P2"><text:tab/></text:p>
      <text:p text:style-name="Standard"><text:span text:style-name="T1">Extra regler</text:span><text:span text:style-name="T5">:</text:span></text:p>
      <text:p text:style-name="P2">-För att Läsa av ledtrådar (prata med personer, Rota och Blippa) så förloras TidsPoäng. När din Pott med TidsPoäng är slut så Dör du, detta är den tiden du har på dig innan mördaren kommer att döda dig (För då får mördaren tid att fly(av någon logisk anledning)).<text:line-break/>- Beroende på vad du gör (rotar, prata med personer, blippa) så kostar TidsPoäng olika mycket, <text:line-break/><text:line-break/></text:p>
      <text:p text:style-name="Standard"><text:span text:style-name="T1">Vad spelet går ut på</text:span><text:span text:style-name="T5">:</text:span></text:p>
      <text:p text:style-name="Standard">Du är en detektiv som har kommit för att undersöka ett mord, du letar ledtrådar, pratar med vittnen/personer för att komma närmare sanningen.</text:p>
      <text:p text:style-name="Standard"/>
      <text:p text:style-name="P2">Varje gång man spelar spelet så är en ny person Mördaren.</text:p>
      <text:p text:style-name="P2"/>
      <text:p text:style-name="P2"/>
      <text:p text:style-name="P3"><text:span text:style-name="T4">Djupare programmeringsprylar</text:span><text:span text:style-name="T5">:</text:span></text:p>
      <text:p text:style-name="P2"/>
      <text:p text:style-name="P3"><text:span text:style-name="T4">klasser</text:span><text:span text:style-name="T5">:<text:line-break/>Karaktär:</text:span></text:p>
      <text:p text:style-name="P2"><text:tab/>-Namn</text:p>
      <text:p text:style-name="P3"><text:span text:style-name="T5"><text:tab/>-ID<text:line-break/><text:tab/></text:span><text:span text:style-name="T4">[</text:span><text:span text:style-name="T13">Dessa kort är Null (0)från början, men fylls på beroende på vad som generaras fram genom</text:span><text:span text:style-name="T5"> <text:tab/>spelet..<text:line-break/><text:tab/>-Hemlighet<text:line-break/><text:tab/>-Övrigt<text:line-break/><text:tab/>-intresse</text:span></text:p>
      <text:p text:style-name="P3"><text:span text:style-name="T5"><text:tab/>-Relation<text:tab/><text:line-break/><text:tab/></text:span><text:span text:style-name="T4">]<text:tab/></text:span></text:p>
      <text:p text:style-name="P2"><text:tab/>-StateOfMind<text:tab/><text:tab/>= Berättar om personen är normal, irriterad, smickrad, förvånad etc.<text:line-break/><text:tab/>-IsMurdurer<text:tab/><text:tab/>= Om Personen är mördare..<text:line-break/><text:line-break/>Spelaren:</text:p>
      <text:p text:style-name="P2"><text:tab/>-Namn</text:p>
      <text:p text:style-name="P2"><text:tab/>-TidsPoäng<text:line-break/></text:p>
      <text:p text:style-name="P2">TidsAxel:</text:p>
      <text:p text:style-name="P2"><text:tab/>-Klockslag<text:line-break/><text:tab/>-Aktivitet</text:p>
      <text:p text:style-name="P2"><text:tab/>-Händelse<text:line-break/></text:p>
      <text:p text:style-name="P2">-Karaktärledtrådar<text:tab/>= Beskriver om en viss karaktär har tex blod på sin skjorta <text:line-break/><text:tab/>-Slumpas ut och sätts på ett visst KaraktärsID<text:line-break/><text:tab/>-Måste "Granska" Spelaren för att kunna se dessa ledtrådar </text:p>
      <text:p text:style-name="P2"/>
      <text:p text:style-name="P2">-Utifrån Mördare, Hittades, Vapen och Plats-korten så bestäms vilka ledtrådar som ska användas, ledtrådar som är Sanna ska alltså kunna relateras till dessa saker...</text:p>
      <text:p text:style-name="P5">Skriver ner tankar:<text:line-break/></text:p>
      <text:p text:style-name="P2">Varför sker ett mord. <text:line-break/>Den som mördar har Vanligtvis en anledning, om det finns en anledning bakom ett mord är det också lättare att finna mördaren.</text:p>
      <text:p text:style-name="P2"/>
      <text:p text:style-name="P2">Kan en anledning vara i form av:</text:p>
      <text:p text:style-name="P2"><text:tab/>-Hemlighet<text:line-break/><text:tab/>-Intresse<text:line-break/><text:tab/>-Relationer<text:line-break/><text:tab/>? <text:line-break/>"Jag dödade min granne för att han låg med min fru"<text:tab/><text:tab/><text:tab/>= Kärlek/hämd<text:line-break/>"Jag dödade min granne för att han alltid var bättre än mig"<text:tab/><text:tab/>= Avundsjuka<text:line-break/>"Jag dödade min granne för att han hade något jag ville ha" <text:tab/><text:tab/>= Girighet<text:line-break/>"Jag dödade min granne för att jag trodde det var rätt (mentalt sjuk)"<text:tab/>= Galenskap</text:p>
      <text:p text:style-name="P2">"Jag dödade min granne för att han alltid var så elak mot mig" <text:tab/><text:tab/>= Driven till det<text:line-break/><text:span text:style-name="T12">"Jag dödade min granne för att han hotade mig"<text:tab/><text:tab/><text:tab/><text:tab/>= Förtryckt/skydda sig</text:span><text:line-break/>"Jag dödade min granne för att någon fick mig att göra det"<text:tab/><text:tab/>= Manipulation</text:p>
      <text:p text:style-name="P8">"Min ganne dog i en olycka, som jag hade fått skulden för så jag ljög"<text:tab/>= Olyckor</text:p>
      <text:p text:style-name="P2"><text:line-break/>^Hur kan dessa saker speglas i ledtrådar/Konversationer ?</text:p>
      <text:p text:style-name="P2"/>
      <text:p text:style-name="P2"><text:span text:style-name="T7">På nästa sida och sidorna</text:span> efter det så kommer jag att lista upp "Ledtrådsträd", ledtrådar till olika typer av Mord. <text:s/>De olika typerna av mord ser vi i listan över! Detta är Mördarens Motiv, anledningen till att den har mördat någon.</text:p>
      <text:p text:style-name="P5"><text:span text:style-name="T7">1. "Jag dödade min granne för att han låg med min fru"<text:tab/><text:tab/><text:tab/>= Kärlek/hämd</text:span><text:line-break/>(OBS "Frun" kan vara vem som helst, ej bundet till kön.. "Frun"=Personen som vart otrogen)<text:line-break/>Roller:<text:line-break/>"Other" <text:tab/>= Vem som helst utom de tre under! <text:line-break/>"Den döde"<text:tab/>= Har vart Otrogen Med "Frun"</text:p>
      <text:p text:style-name="P2">"Mördaren"<text:tab/>= Både Fruns Partner och Mördaren <text:line-break/>"Frun" <text:tab/>= Frun kan vara både kille/Tjej, har ett offentligt förhållande med "Mördaren"<text:line-break/><text:tab/><text:span text:style-name="T7">Karaktärer<text:line-break/><text:tab/><text:tab/>Hemligheter</text:span><text:line-break/><text:tab/><text:tab/>-"Frun" Vart otrogen mot sin partner | Mördaren är partnern<text:line-break/><text:tab/><text:tab/>-"Mördaren" Är medveten om att sin fru har en affär<text:tab/><text:tab/><text:tab/>[1/7 Chans]<text:line-break/><text:tab/><text:tab/>-"Other" Sett "Frun" och "den döde" flörta<text:line-break/><text:tab/><text:tab/>-"Other" Hört "Frun" och någon annan som inte var dennes partner stöna en kväll...<text:line-break/><text:tab/><text:tab/>-"Other" Hörde några prata om att Fly till paris <text:tab/><text:tab/><text:tab/><text:tab/>[1/2 Chans]<text:line-break/><text:tab/><text:tab/><text:span text:style-name="T7">Övrigt</text:span><text:line-break/><text:tab/><text:tab/>-"Frun" Alltid viljat åka till paris<text:tab/><text:tab/><text:tab/><text:tab/><text:tab/><text:tab/>[1/2 Chans]<text:line-break/><text:tab/><text:tab/>-"Mördaren" Ville aldrig åka till paris<text:tab/><text:tab/><text:tab/><text:tab/><text:tab/>[1/4 Chans]</text:p>
      <text:p text:style-name="P2"><text:tab/><text:tab/><text:span text:style-name="T7">Intessen</text:span><text:line-break/><text:tab/><text:tab/>-"Frun" Språk</text:p>
      <text:p text:style-name="P2"><text:tab/><text:tab/>-"Frun" Att göra romantiska saker 'Romans fantatiker'</text:p>
      <text:p text:style-name="P2"><text:tab/><text:tab/>-"Mördaren" Gillar att göra något med *<text:span text:style-name="T2">mordvapnet</text:span>* <text:tab/><text:tab/><text:tab/>[1/4 Chans]<text:line-break/><text:tab/><text:tab/><text:span text:style-name="T7">Relationer</text:span><text:line-break/><text:tab/><text:tab/>-"Frun" är olyckligt bunden till sin partner.. (pst: partnern dödade hennes älskare)</text:p>
      <text:p text:style-name="P2"><text:line-break/><text:tab/><text:span text:style-name="T7">Ledtrådar</text:span></text:p>
      <text:p text:style-name="P2"><text:tab/>-"Den döde"/"Frun" <text:s/>hade kondomer i sitt rum<text:tab/><text:tab/><text:tab/><text:tab/><text:tab/>[1/2 Chans]</text:p>
      <text:p text:style-name="P6"><text:tab/><text:tab/>-"Frun"/"Den döde" <text:span text:style-name="T9">kondompapper</text:span> i <text:span text:style-name="T11">papperskorgen</text:span> i rummet är samma <text:s/>[1/5 Chans]<text:line-break/><text:tab/><text:tab/><text:tab/>-Mördaren har andra typer av <text:span text:style-name="T9">kondomer</text:span> i sitt rum<text:tab/><text:tab/><text:tab/>[1/3 Chans]<text:line-break/><text:tab/>-"Den döde" <text:s/>hade <text:span text:style-name="T8">Läppstiftsfläckar/DeoLukt</text:span> på <text:span text:style-name="T9">smutskläder</text:span> <text:tab/><text:tab/><text:tab/>[1/2 Chans]<text:line-break/><text:tab/><text:tab/>-"Frun" har det <text:span text:style-name="T9">läppstiftet/Deodoranten</text:span> bland sina saker<text:tab/><text:tab/><text:tab/>[1/3 Chans]<text:line-break/><text:tab/><text:tab/><text:tab/>-"Frun" har skrivit i sin <text:span text:style-name="T9">dagbok</text:span> om träffen inkl läppstiftet/deon <text:tab/>[1/5 Chans]<text:line-break/><text:tab/><text:tab/>-"Frun" <text:span text:style-name="T9">läppstiftet/Deodoranten</text:span> i sin papperskorg<text:tab/><text:tab/><text:tab/><text:tab/>[1/4 Chans]<text:line-break/><text:tab/>-"Den döde"/"Frun" karaktären hade <text:span text:style-name="T9">två biljetter till paris</text:span><text:tab/><text:tab/><text:tab/><text:tab/>[1/2 Chans]<text:line-break/><text:tab/><text:tab/>-"Frun"/"Den döde" hade slängda <text:span text:style-name="T9">paris brochyrer</text:span><text:tab/><text:tab/><text:tab/><text:tab/>[1/4 Chans]<text:line-break/><text:tab/><text:tab/>-"Frun"/"Den döde" hade <text:span text:style-name="T9">packade reseväskor</text:span> i garderoben<text:tab/><text:tab/><text:tab/>[1/5 Chans]<text:line-break/><text:tab/><text:tab/>-"Frun"/"Den döde" Hade <text:span text:style-name="T9">boken "Lär dig franska på 3 timmar"</text:span><text:tab/><text:tab/>[1/3 Chans]<text:line-break/><text:tab/>-"Frun"/"Den Döde" har <text:span text:style-name="T9">kvitto</text:span> från restaurang för två<text:tab/><text:tab/><text:tab/><text:tab/>[1/2 Chans]<text:line-break/><text:tab/><text:tab/>-"Mördaren" känner inte till Restaurangen<text:tab/><text:tab/><text:tab/><text:tab/><text:tab/>[1/3 Chans]<text:line-break/><text:tab/><text:tab/><text:span text:style-name="T10">-"Frun" är magsjuk pga ätit något konstigt |</text:span><text:span text:style-name="T3">Se kvitto</text:span><text:span text:style-name="T10"><text:tab/><text:tab/><text:tab/>[1/5 Chans]</text:span><text:line-break/><text:tab/><text:tab/><text:span text:style-name="T10">-"Other" Såg "Frun" sminka sig en kväll då alla andra gått och lagt dig<text:tab/>[1/5 Chans]</text:span><text:line-break/><text:tab/>-"Mördaren" Är irriterad på sin fru i smyg (<text:span text:style-name="T9">dagbok</text:span>?)<text:tab/><text:tab/><text:tab/><text:tab/>[1/5 Chans]<text:line-break/><text:tab/>-"Frun" och "Den döde" har tappat en <text:span text:style-name="T9">lapp</text:span> vid en bänk det står inget namn<text:tab/>[1/2 Chans]<text:line-break/><text:tab/><text:tab/>-"Frun" har skrivit i sin <text:span text:style-name="T9">dagbok</text:span> att hon tappat bort ett kärleksbrev<text:tab/><text:tab/>[1/3 Chans]<text:line-break/><text:tab/>-"Other" har en lapp i sin skrivbordslåda, där står det om kärleksaffären <text:tab/> <text:tab/>[1/4 Chans]<text:line-break/><text:tab/><text:tab/><text:span text:style-name="T10">-"Other" berättar att han hittade lappen vid en bänk och blev nyfiken<text:tab/>[1/1 Chans</text:span>]<text:line-break/></text:p>
      <text:p text:style-name="P5"><text:span text:style-name="T7">2. "Jag dödade min granne för att han alltid var bättre än mig"<text:tab/><text:tab/>= Avundsjuka</text:span><text:line-break/>Roller:<text:line-break/>"Other"<text:tab/>= Vem som helst utom de nedanstående<text:line-break/>"Den döde" <text:tab/>= Har skrytit Och inte vart något blyg med att visa vem som är bäst<text:line-break/>"Mördaren"<text:tab/>= Dödade "den döde", kort stubin, tappade greppet</text:p>
      <text:p text:style-name="P2"><text:s/><text:line-break/><text:tab/><text:span text:style-name="T7">Karaktärer<text:line-break/><text:tab/><text:tab/>Hemligheter</text:span><text:line-break/><text:tab/><text:tab/>-"Mördaren" har nyligen fått sparken då företaget inte hade råd att ha kvar honom</text:p>
      <text:p text:style-name="P2"><text:tab/><text:tab/>-"Mördaren" <text:line-break/><text:tab/><text:tab/>-"Mördaren" har ett alkoholproblem</text:p>
      <text:p text:style-name="P2"><text:tab/><text:tab/><text:span text:style-name="T7">Övrigt</text:span><text:line-break/><text:tab/><text:tab/>-</text:p>
      <text:p text:style-name="P2"><text:tab/><text:tab/>-"Mördaren" har rätt kort stubin<text:line-break/><text:tab/><text:tab/>-"Mördaren" har dåligt med pengar men arbetar hårt<text:line-break/><text:tab/><text:tab/>-"Den döde" hade kritiserat "Mördarens"/"Other" matlagning och ett bråk hade börjat</text:p>
      <text:p text:style-name="P2"><text:tab/><text:tab/><text:span text:style-name="T7">Intessen</text:span><text:line-break/><text:tab/><text:tab/>-<text:line-break/><text:tab/><text:tab/><text:span text:style-name="T7">Relationer</text:span><text:line-break/><text:tab/><text:tab/>-"Other" har aldrig heller vart förtjust i "Den döde"</text:p>
      <text:p text:style-name="P2"><text:tab/><text:tab/>-</text:p>
      <text:p text:style-name="P2"><text:line-break/><text:tab/><text:span text:style-name="T7">Ledtrådar</text:span></text:p>
      <text:p text:style-name="P2"><text:tab/>-"Den Döde" har provocerande bilder på sig själv som kung i sitt rum<text:tab/><text:tab/>[1/4 Chans]<text:line-break/><text:tab/>-"Den Döde" har Ristat in sitt namn + "#1" i diverse möbler i huset</text:p>
      <text:p text:style-name="P2"><text:tab/>-"Mördaren" har ett brev i sin skrivbordslåda där det står att han fått sparken<text:line-break/><text:tab/>-"Den döde" skrivit i sin dagbok att han orsakat sparken åt "mördaren" med flit <text:tab/>[1/5 Chans]<text:line-break/><text:tab/>-"Other" har lämnat en lapp på toalett-dörren där det står att "NÅGON"("den döde") måste <text:tab/>börja acceptera andra i huset och sluta kissa på toalett-ringen.<text:tab/><text:tab/><text:tab/>[1/3 Chans]<text:line-break/><text:tab/>-"Other" har skrivit i sin dagbok angående att "den döde" kissar på toastolen..<text:tab/>[1/2 Chans]<text:line-break/><text:tab/>-"Other"/"Mördaren" har en nedplockad piltavla med en bild på "Den döde" <text:line-break/><text:tab/>-"Den döde" har massor av pengar i sin byro<text:line-break/></text:p>
      <text:p text:style-name="P2"/>
      <text:p text:style-name="P5"><text:span text:style-name="T7">3. "Jag dödade min granne för att han hade något jag ville ha" <text:tab/><text:tab/>= Girighet</text:span><text:line-break/>Roller:<text:line-break/>"Other"<text:tab/>= Vem som helst utom de nedanstående<text:line-break/>"Den döde" <text:tab/>= Hade något mördaren ville ha<text:line-break/>"Mördaren"<text:tab/>= Dödade "den döde" över något han ville ha <text:line-break/>"Något" <text:tab/>= Ett objekt som "Mördaren" dödade "Den döde" över<text:line-break/><text:tab/><text:span text:style-name="T7">Karaktärer<text:line-break/><text:tab/><text:tab/>Hemligheter</text:span><text:line-break/><text:tab/><text:tab/>-"Mördaren" tar medicin för personlighetstörning<text:line-break/><text:tab/><text:tab/><text:span text:style-name="T7">Övrigt</text:span><text:line-break/><text:tab/><text:tab/>-"Other" Visste att "mördaren" ville ha "Något" från "Den döde"<text:line-break/><text:tab/><text:tab/>-"Mördaren" är en girig person</text:p>
      <text:p text:style-name="P2"><text:tab/><text:tab/>-"Other" visste att "Den döde" hade "Något" kärt till hjärtat<text:line-break/><text:tab/><text:tab/>-"Other" hört mycket bråk menllan "Mördaren" och "den döde" över "Något"<text:line-break/><text:tab/><text:tab/>-"Other" tycker att det är svårt att beskriva "Mördaren"<text:line-break/><text:tab/><text:tab/>-"Mördaren" är avundsjuk av sig och tycker att alla har det bättre än sig</text:p>
      <text:p text:style-name="P2"><text:tab/><text:tab/><text:span text:style-name="T7">Intessen</text:span><text:line-break/><text:tab/><text:tab/>-"Mördaren" är en hoarder<text:line-break/><text:tab/><text:tab/>-"Mördaren" <text:line-break/><text:tab/><text:tab/>-"Den döde" pratar bara om "Något"<text:line-break/><text:tab/><text:tab/><text:span text:style-name="T7">Relationer</text:span><text:line-break/><text:tab/><text:tab/>-"Other" Tycker "Mördaren" är gnällig och självisk<text:line-break/><text:tab/><text:tab/>-"Other" tycker att "Mördaren" är missförstådd </text:p>
      <text:p text:style-name="P2"><text:line-break/><text:tab/><text:span text:style-name="T7">Ledtrådar</text:span><text:line-break/><text:tab/>-"Den döde" Saknar "Något" från sitt rum<text:line-break/><text:tab/><text:tab/>-"Mördaren" har "Något" gömt i sitt rum<text:line-break/><text:tab/><text:tab/>-<text:line-break/><text:tab/>-"Den döde" har skrivit i sin dagbok angående ett bråk med "Mördaren"<text:line-break/><text:tab/><text:tab/>-"Mördaren" har hintat om att 'ikväll gäller det' i sin dagbok<text:line-break/><text:tab/>-"Mördaren" <text:s/>har andras saker på sitt rum</text:p>
      <text:p text:style-name="P2"><text:tab/><text:tab/>-"Other" Säger att denna sak tillhör "other" och är stulen<text:line-break/><text:tab/><text:tab/>-"Mördaren" säger att han inte vet vad saken kom ifrån<text:line-break/><text:tab/>-"Mördaren" har en burk medicin för att kontrollera personlighetstörning<text:line-break/><text:tab/><text:line-break/><text:span text:style-name="T7"><text:tab/>Ledtrådar på karaktärer</text:span>:</text:p>
      <text:p text:style-name="P2"><text:tab/>-"Mördaren" har klisår på armen</text:p>
      <text:p text:style-name="P2"><text:tab/>-"Mördaren" har en flackande blick<text:line-break/><text:tab/>-"Mördaren" </text:p>
      <text:p text:style-name="P5"><text:span text:style-name="T7">4. "Jag dödade min granne för att jag trodde det var rätt (mentalt sjuk)"<text:tab/>= Galenskap</text:span><text:line-break/>Roller:<text:line-break/>"Other"<text:tab/>= Vem som helst utom de nedanstående<text:line-break/>"Den döde" <text:tab/>= den som dog<text:line-break/>"Mördaren"<text:tab/>= mördaren<text:line-break/>"Reason" <text:tab/>= En anledning mördaren hade<text:line-break/><text:tab/><text:span text:style-name="T7">Karaktärer<text:line-break/><text:tab/><text:tab/>Hemligheter</text:span><text:line-break/><text:tab/><text:tab/>-<text:line-break/><text:tab/><text:tab/><text:span text:style-name="T7">Övrigt</text:span><text:line-break/><text:tab/><text:tab/>-</text:p>
      <text:p text:style-name="P2"><text:tab/><text:tab/><text:span text:style-name="T7">Intessen</text:span><text:line-break/><text:tab/><text:tab/>-<text:line-break/><text:tab/><text:tab/><text:span text:style-name="T7">Relationer</text:span><text:line-break/><text:tab/><text:tab/>-"Other" har märkt att "Mördaren" betett sig skummt på sistonde </text:p>
      <text:p text:style-name="P2"><text:line-break/><text:tab/><text:span text:style-name="T7">Ledtrådar</text:span><text:line-break/><text:tab/>-"Mördaren" har medicin för självkontrol<text:line-break/><text:tab/>-"Mördaren"s medicin har blivit utbytt mot godis<text:line-break/><text:tab/>-"Mördaren" skrev något i sin dagbok:<text:line-break/><text:tab/><text:tab/>-"Mördaren" trodde "Den döde" var en demon=Reason</text:p>
      <text:p text:style-name="P2"><text:tab/><text:tab/>-"Mördaren" trodde "Den döde" skulle sälja honom=Reason</text:p>
      <text:p text:style-name="P2"><text:tab/><text:tab/>-"Mördaren" trodde gud sa att han skulle döda "Den döde"=Reason</text:p>
      <text:p text:style-name="P2"><text:tab/><text:tab/>-"Mördaren" trodde att allt var en dröm och att döda "Den döde" var enda <text:tab/><text:tab/><text:tab/>utvägen=Reason<text:line-break/><text:tab/><text:tab/><text:line-break/><text:tab/><text:line-break/><text:span text:style-name="T7"><text:tab/>Ledtrådar på karaktärer</text:span>:</text:p>
      <text:p text:style-name="P2"><text:tab/>-Karaktären</text:p>
      <text:p text:style-name="P5"><text:span text:style-name="T7">5. "Jag dödade min granne för att han alltid var så elak mot mig" <text:tab/><text:tab/>= Driven till det</text:span><text:line-break/>Roller:<text:line-break/>"Other"<text:tab/>= Vem som helst utom de nedanstående<text:line-break/>"Den döde" <text:tab/>= den som dog<text:line-break/>"Mördaren"<text:tab/>= mördaren<text:line-break/><text:line-break/><text:tab/><text:span text:style-name="T7">Karaktärer<text:line-break/><text:tab/><text:tab/>Hemligheter</text:span><text:line-break/><text:tab/><text:tab/>-<text:line-break/><text:tab/><text:tab/><text:span text:style-name="T7">Övrigt</text:span><text:line-break/><text:tab/><text:tab/>-"Mördaren" är väldigt lättad över att "den döde" är död<text:line-break/><text:tab/><text:tab/>-"Mördaren" </text:p>
      <text:p text:style-name="P2"><text:tab/><text:tab/><text:span text:style-name="T7">Intessen</text:span><text:line-break/><text:tab/><text:tab/>-"<text:line-break/><text:tab/><text:tab/><text:span text:style-name="T7">Relationer</text:span><text:line-break/><text:tab/><text:tab/>-"Other" tyckte "Den döde" var schyst, men kunde vara elak ibland</text:p>
      <text:p text:style-name="P2"><text:line-break/><text:tab/><text:span text:style-name="T7">Ledtrådar</text:span><text:line-break/><text:tab/>-"Den döde" har skrivit elaka saker om "Mördaren" i sin dagbok<text:line-break/><text:tab/>-"Den döde" har stulna saker som tillhör "Mördaren" på sitt rum<text:line-break/><text:tab/>-"Mördaren" har skrivit saker i sin dagbok om att någon mobbade honom<text:line-break/><text:tab/>-"Mördaren" har en bok inom självförsvar <text:line-break/><text:span text:style-name="T7"><text:tab/>Ledtrådar på karaktärer</text:span>:</text:p>
      <text:p text:style-name="P2"><text:tab/>-"Mördaren" har blåmärken efter mobbning</text:p>
      <text:p text:style-name="P5"><draw:line text:anchor-type="paragraph" draw:z-index="1" draw:style-name="gr1" draw:text-style-name="P10" svg:x1="-0.483cm" svg:y1="-0.462cm" svg:x2="17.218cm" svg:y2="12.053cm"><text:p/></draw:line><draw:line text:anchor-type="paragraph" draw:z-index="2" draw:style-name="gr1" draw:text-style-name="P10" svg:x1="17.561cm" svg:y1="-0.092cm" svg:x2="-1.939cm" svg:y2="10.994cm"><text:p/></draw:line><text:span text:style-name="T7">6. "Jag dödade min granne för att någon fick mig att göra det"<text:tab/>= Manipulation</text:span><text:line-break/>Roller:<text:line-break/>"Other"<text:tab/><text:tab/>= Vem som helst utom de nedanstående<text:line-break/>"Den döde" <text:tab/><text:tab/>= den som dog<text:line-break/>"Manipuleraren"<text:tab/>= Den som manipulerar<text:line-break/>"Mördaren"<text:tab/><text:tab/>= mördaren<text:line-break/><text:line-break/><text:tab/><text:span text:style-name="T7">Karaktärer<text:line-break/><text:tab/><text:tab/>Hemligheter</text:span><text:line-break/><text:tab/><text:tab/>-<text:line-break/><text:tab/><text:tab/><text:span text:style-name="T7">Övrigt</text:span><text:line-break/><text:tab/><text:tab/>-"Other" hade hört <text:s/>"Manipuleraren" och "Den döde" bråka<text:line-break/></text:p>
      <text:p text:style-name="P2"><text:tab/><text:tab/><text:span text:style-name="T7">Intessen</text:span><text:line-break/><text:tab/><text:tab/>-"Manipuleraren" gillar psykologi<text:line-break/><text:line-break/><text:tab/><text:tab/><text:span text:style-name="T7">Relationer</text:span><text:line-break/><text:tab/><text:tab/>-"Mördaren" är kär i "Manipuleraren"<text:line-break/><text:tab/><text:tab/>-"Manipuleraren" hatade "Den döde"<text:line-break/><text:tab/><text:tab/>-"Other" har lagt märket till att "Mördaren" verkar gilla "Manipuleraren"</text:p>
      <text:p text:style-name="P2"><text:tab/><text:tab/>-"Other" tycker "manipuleraren" är trevlig</text:p>
      <text:p text:style-name="P2"><text:line-break/><text:tab/><text:span text:style-name="T7">Ledtrådar</text:span><text:line-break/><text:tab/>-"Manipuleraren" har böcker om 'Manipulation'<text:line-break/><text:span text:style-name="T7"><text:tab/>Ledtrådar på karaktärer</text:span>:</text:p>
      <text:p text:style-name="P2"><text:tab/>-</text:p>
      <text:p text:style-name="P5">X. <text:s/>Övriga saker som man kan få reda på + <text:span text:style-name="T7">Ledtrådar på karaktärer</text:span><text:line-break/><text:tab/><text:span text:style-name="T7">Karaktärer<text:line-break/><text:tab/><text:tab/>Hemligheter</text:span><text:line-break/><text:tab/><text:tab/>-"Other" har en hemlig Crush på "Other"/"Mördaren"<text:line-break/><text:tab/><text:tab/>-"Other" spolar inte efter sig på toaletten</text:p>
      <text:p text:style-name="P2"><text:tab/><text:tab/>-"Other" ställde tillbaka mjölkpaketet som inte hade någon mjölk kvar</text:p>
      <text:p text:style-name="P2"><text:tab/><text:tab/>-"Other" äter av någon annans mat i smyg från kylskåpet</text:p>
      <text:p text:style-name="P2"><text:tab/><text:tab/>-"Other" har lånat "Others" böcker utan att fråga honom<text:line-break/><text:tab/><text:tab/>-"Other" spelat bort massor av sina pengar på casino/spel</text:p>
      <text:p text:style-name="P2"><text:tab/><text:tab/>-"Other" beställer droger från nätet</text:p>
      <text:p text:style-name="P2"><text:tab/><text:tab/>-"Other" piratkopierar filmer och säljer</text:p>
      <text:p text:style-name="P2"><text:tab/><text:tab/>-"Other" arbetar svart </text:p>
      <text:p text:style-name="P2"><text:tab/><text:tab/>-"Other" har en hemlig fotfetish <text:line-break/><text:tab/><text:tab/>-"Other" har ett drogproblem</text:p>
      <text:p text:style-name="P2"><text:tab/><text:tab/>-"Other"s föräldrar är Hoarders</text:p>
      <text:p text:style-name="P2"><text:tab/><text:tab/>-"Other" tar medicin mot herpes<text:line-break/><text:tab/><text:tab/>-"Other" är smygrasist <text:line-break/><text:tab/><text:tab/>-"Other" har haft ihjäl någon i en olycka för länge sedan</text:p>
      <text:p text:style-name="P2"><text:tab/><text:tab/>-"Other" köper oekologisk frukt och ändrar ettiketterna</text:p>
      <text:p text:style-name="P2"><text:tab/><text:tab/>-"Other" gjorde något riktigt hemskt mot "Others" tandborste</text:p>
      <text:p text:style-name="P2"><text:tab/><text:tab/>-"Other" har en mapp på sin dator med porr<text:line-break/><text:tab/><text:tab/>-"Other" har ett alterego som smyger ut på kvällarna och sprayar grafitti<text:line-break/><text:tab/><text:tab/>-"Other" medicerar mot psykos<text:line-break/><text:tab/><text:tab/><text:span text:style-name="T7">Övrigt</text:span><text:line-break/><text:tab/><text:tab/>-"Other" har en bitter syn på livet</text:p>
      <text:p text:style-name="P2"><text:tab/><text:tab/>-"Other" har en posetiv syn på livet<text:line-break/><text:tab/><text:tab/>-"Other" har en dröm om att åka utomlands<text:line-break/><text:tab/><text:tab/>-"Other" har en dröm om att bli rik</text:p>
      <text:p text:style-name="P2"><text:tab/><text:tab/>-"Other" älskar thaimat<text:line-break/><text:tab/><text:tab/>-"Other" har en bok som heter "Åka räkmacka"<text:line-break/><text:tab/><text:tab/>-"Other" dricker bara kaffe ur sin kopp<text:line-break/><text:tab/><text:tab/>-"Other" sorterar sina sopor</text:p>
      <text:p text:style-name="P2"><text:tab/><text:tab/>-"Other" tuggar nästan alltid tuggummi</text:p>
      <text:p text:style-name="P2"><text:tab/><text:tab/>-"Other" sover med fläkt på för att den är varm</text:p>
      <text:p text:style-name="P2"><text:tab/><text:tab/>-"Other" lyssnar alltid på musik</text:p>
      <text:p text:style-name="P2"><text:tab/><text:tab/>-"Other" dricker gärna kaffe<text:line-break/><text:tab/><text:tab/>-"Other" har <text:s/>dålig andedräkt <text:tab/><text:tab/></text:p>
      <text:p text:style-name="P2"><text:tab/><text:tab/><text:span text:style-name="T7">Intessen</text:span><text:line-break/><text:tab/><text:tab/>-"Other" fritidssysslar med sport<text:line-break/><text:tab/><text:tab/>-"Other" dansar på sin fritid<text:line-break/><text:tab/><text:tab/>-"Other" övar prickskytte<text:line-break/><text:tab/><text:tab/>-"Other" är en datanörd<text:line-break/><text:tab/><text:tab/>-"Other" utövar occulta häxkonster<text:line-break/><text:tab/><text:tab/>-"Other" är en rommantiker<text:line-break/><text:tab/><text:tab/>-"Other" är en sexgalning</text:p>
      <text:p text:style-name="P2"><text:tab/><text:tab/>-"Other" gillar fiske och jakt<text:line-break/><text:tab/><text:tab/>-"Other" skriver gärna poesi<text:line-break/><text:tab/><text:tab/>-"Other" är en drog-fanatiker<text:line-break/><text:tab/><text:tab/>-"Other" älskar fester<text:line-break/><text:tab/><text:tab/>-"Other" spelar gärna sälskapsspel<text:line-break/><text:tab/><text:tab/>-"Other" tränar musik och vill bli expert<text:line-break/><text:tab/><text:tab/>-"Other" är en filmnörd<text:tab/><text:tab/><text:line-break/><text:soft-page-break/><text:tab/><text:tab/><text:span text:style-name="T7">Relationer<text:line-break/></text:span><text:tab/><text:tab/>-"Other" har en Vänskaps-relation med "Other"/"Mördaren"<text:line-break/><text:tab/><text:tab/>-"Other" har en Ovänskaps-relation med "Other"/"Mördaren"<text:line-break/><text:tab/><text:tab/>-"Other" har en Romantisk-relation med "Other"/"Mördaren"<text:line-break/><text:tab/><text:tab/>-"Other" är hemligt kär i "Other"/"Mördaren"<text:line-break/><text:tab/><text:tab/>-"Other" är väldigt självgod i sig själv<text:line-break/><text:tab/><text:tab/>-"Other" </text:p>
      <text:p text:style-name="P2"><text:line-break/><text:tab/><text:span text:style-name="T7">Ledtrådar</text:span><text:line-break/><text:tab/>-"Other" har ett kärleksbrev på sitt rum från "Other"<text:line-break/><text:tab/>-"Other" har slängda kläder i papperskorgen<text:line-break/><text:tab/>-"Other" har boken "Att läka sår"<text:line-break/><text:tab/>-"Other" har kondomer i sin låda</text:p>
      <text:p text:style-name="P2"><text:tab/>-"Other" har medicin utan ettiket </text:p>
      <text:p text:style-name="P2"><text:tab/>-"Other" har masaker-plancher i sitt rum</text:p>
      <text:p text:style-name="P2"><text:tab/>-"Other" har skivor med låtar som "I wish you were dead" <text:line-break/><text:tab/>-"Other" har 2 paket kaffe i sin låda</text:p>
      <text:p text:style-name="P2"><text:tab/>-"Other" har en oöppnad tandbordste </text:p>
      <text:p text:style-name="P2"><text:tab/>-"Other" har reseväskor med semester kläder i(Hawaii-style..)</text:p>
      <text:p text:style-name="P2"><text:tab/>-"Other" har en djävulsdyrkarbok </text:p>
      <text:p text:style-name="P2"><text:tab/>-"Other" har en bunt med pengar</text:p>
      <text:p text:style-name="P2"><text:tab/>-"Other" har några tv-spel</text:p>
      <text:p text:style-name="P2"><text:tab/>-"Other" har droger i en liten påse</text:p>
      <text:p text:style-name="P2"><text:tab/>-"Other" har en förlovningsring</text:p>
      <text:p text:style-name="P2"><text:tab/>-"Other" har en vattenflaska</text:p>
      <text:p text:style-name="P2"><text:tab/>-"Other" har ett par solglasögon</text:p>
      <text:p text:style-name="P2"><text:tab/>-"Other" har en rubiks cube<text:line-break/><text:line-break/><text:tab/><text:span text:style-name="T7">Ledtrådar på Karaktär<text:tab/></text:span>= Dessa appliceras MHA karaktärsID't</text:p>
      <text:p text:style-name="P2"><text:tab/>-"Other" har occulta symboler på kläderna<text:line-break/><text:tab/>-"Other" har fläckar på sina kläder</text:p>
      <text:p text:style-name="P2"><text:tab/>-"Other" har svettfläckar på sina kläder<text:line-break/><text:tab/>-"Other" har skärsår på fingrarna</text:p>
      <text:p text:style-name="P2"><text:tab/>-"Other" har fejklinser</text:p>
      <text:p text:style-name="P2"><text:tab/>-"Other" pillar med händerna</text:p>
      <text:p text:style-name="P2"><text:tab/>-"Other" är tanig</text:p>
      <text:p text:style-name="P2"><text:tab/>-"Other" är stark<text:line-break/><text:tab/>-"Other" har ett belåtet flin</text:p>
      <text:p text:style-name="P5">1. Vapen: Gift<text:span text:style-name="T12">/Medicin</text:span><text:line-break/><text:tab/><text:span text:style-name="T7">Karaktärer<text:line-break/><text:tab/><text:tab/>Hemligheter</text:span><text:line-break/><text:tab/><text:tab/>- "Mördaren" har gått en kurs i kemi</text:p>
      <text:p text:style-name="P2"><text:tab/><text:tab/>- "Mördaren" har en extra nyckel till medicinskåpet<text:line-break/><text:tab/><text:tab/>- "Mördaren" har ett förfalskat doktor kort för att ta ut medicin<text:line-break/><text:tab/><text:tab/><text:span text:style-name="T7">Övrigt</text:span><text:line-break/><text:tab/><text:tab/>-"Mördaren" lagar och serverar mat till alla</text:p>
      <text:p text:style-name="P2"><text:tab/><text:tab/>-"Mördaren" gillar inte att smutsa ner sig i onödan</text:p>
      <text:p text:style-name="P2"><text:tab/><text:tab/>-"Mördaren" ogillar våld<text:line-break/><text:tab/><text:tab/>-"Mördaren" har en rädsla för blod</text:p>
      <text:p text:style-name="P2"><text:tab/><text:tab/>-"Other" gillar "mördarens" matlagning<text:line-break/><text:tab/><text:tab/>-"Other" </text:p>
      <text:p text:style-name="P2"><text:tab/><text:tab/><text:span text:style-name="T7">Intessen</text:span><text:line-break/><text:tab/><text:tab/>-"Mördaren" studerar Kemi<text:line-break/><text:tab/><text:tab/>-"Mördaren" lagar gärna mat<text:tab/><text:tab/><text:line-break/><text:tab/><text:tab/><text:span text:style-name="T7">Relationer</text:span><text:line-break/><text:tab/><text:tab/>-"Other" Tycker "mördaren" är en nörd<text:line-break/><text:tab/><text:tab/></text:p>
      <text:p text:style-name="P2"><text:line-break/><text:tab/><text:span text:style-name="T7">Ledtrådar</text:span></text:p>
      <text:p text:style-name="P2"><text:tab/>-"Mördaren" har Kemi/Medicin-böcker i biblioteket/sittRum<text:line-break/><text:tab/>-"Mördaren" har konstiga fläckar på sina smutskläder från nån vätska<text:line-break/><text:tab/>-"Mördaren" har en använd spruta i sin skrivbordslåda</text:p>
      <text:p text:style-name="P2"><text:tab/>-"Mördaren" Har en lista på vem som tål vad i huset<text:line-break/><text:line-break/><text:tab/><text:span text:style-name="T7">Ledtrådar på Karaktär<text:line-break/></text:span><text:tab/>-"Mördaren" har fläckar på sina kläder<text:line-break/><text:tab/>-"Mördaren" är rätt tanig<text:line-break/><text:tab/>-"Mördaren" har rena kläder<text:line-break/><text:tab/>-"Mördaren" pillar med händerna<text:line-break/> <text:line-break/><text:line-break/>2. Vapen : KöksKniv<text:span text:style-name="T12">/Sax</text:span><text:line-break/><text:tab/><text:span text:style-name="T7">Karaktärer<text:line-break/><text:tab/><text:tab/>Hemligheter</text:span><text:line-break/><text:tab/><text:tab/>-"Mördaren" brukade gå på jakt med sin pappa när han var liten<text:line-break/><text:tab/><text:tab/><text:span text:style-name="T7">Övrigt</text:span><text:line-break/><text:tab/><text:tab/>-"Mördaren" är inte rädd att grisa ner sig<text:line-break/><text:tab/><text:tab/>-"Mördaren" har en fetish för våldsamma filmer/spel</text:p>
      <text:p text:style-name="P2"><text:tab/><text:tab/>-"Mördaren" agerar rätt impulsivt och lägger inte mycket tid på förberedelser<text:tab/><text:tab/></text:p>
      <text:p text:style-name="P2"><text:tab/><text:tab/>-"Mördaren" jobbar inte bra under stress</text:p>
      <text:p text:style-name="P2"><text:tab/><text:tab/>-"Mördaren" hade slipat knivarna dagen innan</text:p>
      <text:p text:style-name="P2"><text:tab/><text:tab/><text:span text:style-name="T7">Intessen</text:span><text:line-break/><text:tab/><text:tab/>-"Mördaren" är satanist och dyrkar djävulen <text:line-break/><text:tab/><text:tab/>-"Mördaren" spelar tv-spel på sin fria tid (casual)<text:line-break/><text:tab/><text:tab/>-"Mördaren" tränar och har kroppsstyrka<text:line-break/><text:tab/><text:tab/>-<text:line-break/><text:tab/><text:tab/><text:span text:style-name="T7">Relationer</text:span><text:line-break/><text:tab/><text:tab/>-"Mördaren" och "den döde" har vart bittska mot varandra</text:p>
      <text:p text:style-name="P2"><text:tab/><text:tab/>-"Other" Tycker "mördaren" är muskulös</text:p>
      <text:p text:style-name="P2"><text:line-break/><text:soft-page-break/><text:tab/><text:span text:style-name="T7">Ledtrådar</text:span></text:p>
      <text:p text:style-name="P2"><text:tab/>-"Mördaren" har blodfläckar på sina smutskläder<text:line-break/><text:tab/>-"Mördaren" har knivslipningspapper i sin papperskorg</text:p>
      <text:p text:style-name="P2"><text:tab/>-"Mördaren" har en knivslip i sitt rum<text:line-break/><text:line-break/><text:tab/><text:span text:style-name="T7">Ledtrådar på Karaktär<text:line-break/></text:span><text:tab/>-"Mördaren" har skärsår på fingrarna<text:line-break/><text:tab/>-"Mördaren" har små blodfläckar på kläder<text:line-break/><text:tab/>-"Mördaren" har stor muskelbyggnad<text:line-break/><text:tab/>-"Mördaren" pillar med händerna<text:tab/><text:line-break/></text:p>
      <text:p text:style-name="P2"/>
      <text:p text:style-name="P2">3. Vapen : Slagträ (baseballbat)<text:span text:style-name="T12">/Knytnävar/Trofé/stekpanna</text:span><text:line-break/><text:tab/><text:span text:style-name="T7">Karaktärer<text:line-break/><text:tab/><text:tab/>Hemligheter</text:span><text:line-break/><text:tab/><text:tab/>-<text:line-break/><text:tab/><text:tab/><text:span text:style-name="T7">Övrigt</text:span><text:line-break/><text:tab/><text:tab/>-"Mördaren" har en bok som heter "Starkare varje vecka!"<text:line-break/><text:tab/><text:tab/>-"Mördaren" är fysiskt stark</text:p>
      <text:p text:style-name="P2"><text:tab/><text:tab/><text:span text:style-name="T7">Intessen</text:span><text:line-break/><text:tab/><text:tab/>-"Mördaren" tränar och har kroppsstyrka<text:line-break/><text:tab/><text:tab/><text:line-break/><text:tab/><text:tab/><text:span text:style-name="T7">Relationer</text:span><text:line-break/><text:tab/><text:tab/>-"Other" Tycker "mördaren" är muskulös</text:p>
      <text:p text:style-name="P2"><text:line-break/><text:tab/><text:span text:style-name="T7">Ledtrådar</text:span></text:p>
      <text:p text:style-name="P2"><text:tab/>-"Mördaren" har ett baseball-bat på sitt rum<text:line-break/><text:tab/>-<text:line-break/><text:tab/><text:span text:style-name="T7">Ledtrådar på Karaktär<text:line-break/></text:span><text:tab/>-"Mördaren" har blåmärken från en fight</text:p>
      <text:p text:style-name="P2"/>
      <text:p text:style-name="P2">4. Vapen : Pistol<text:span text:style-name="T12">/Gevär</text:span><text:line-break/><text:tab/><text:span text:style-name="T7">Karaktärer<text:line-break/><text:tab/><text:tab/>Hemligheter</text:span><text:line-break/><text:tab/><text:tab/>-"Mördaren" har vart med om en otrevlig jaktolycka när han var liten<text:line-break/><text:tab/><text:tab/><text:span text:style-name="T7">Övrigt</text:span><text:line-break/><text:tab/><text:tab/>-"Mördaren" Gillar inte att smutsa ner sig<text:line-break/><text:tab/><text:tab/>-"Mördaren" Är försiktig av sig <text:line-break/><text:tab/><text:tab/>-"Mördaren" tar inga onödiga chanser<text:line-break/><text:tab/><text:tab/>-"Mördaren" är paranoid och överbeskydderlig</text:p>
      <text:p text:style-name="P2"><text:tab/><text:tab/>-</text:p>
      <text:p text:style-name="P2"><text:tab/><text:tab/><text:span text:style-name="T7">Intessen</text:span><text:line-break/><text:tab/><text:tab/>-"Mördaren" tränande prickskytte som liten<text:line-break/><text:tab/><text:tab/>-<text:line-break/><text:tab/><text:tab/><text:span text:style-name="T7">Relationer</text:span><text:line-break/><text:tab/><text:tab/>-</text:p>
      <text:p text:style-name="P2"><text:line-break/><text:tab/><text:span text:style-name="T7">Ledtrådar</text:span></text:p>
      <text:p text:style-name="P2"><text:tab/>-"Mördaren" har skyttemedaljer på sitt rum<text:line-break/><text:tab/>-"Mördaren" har ammunution på sitt rum</text:p>
      <text:p text:style-name="P2"><text:tab/>-"Möradren" har en egen pistol<text:line-break/><text:tab/>-"Mördaren" <text:line-break/></text:p>
      <text:p text:style-name="P2"><text:soft-page-break/><text:tab/><text:span text:style-name="T7">Ledtrådar på Karaktär<text:line-break/></text:span><text:tab/>-"Mördaren" ena arm är starkare än den andra<text:line-break/><text:tab/>-"Mördaren" har rena kläder<text:line-break/><text:tab/>-"Mördaren" pillar med händerna<text:line-break/></text:p>
      <text:p text:style-name="P2">5. Vapen : <text:span text:style-name="T12">Kudde/KvävningsSnara/Händer/</text:span>Påse<text:line-break/><text:tab/><text:span text:style-name="T7">Karaktärer<text:line-break/><text:tab/><text:tab/>Hemligheter</text:span><text:line-break/><text:tab/><text:tab/>-"Mördaren" hatar allt och ser alltid till att vara steget före. "Ha dina närmaste nära, <text:tab/><text:tab/>ha dina fiender närmare".<text:line-break/><text:tab/><text:tab/><text:span text:style-name="T7">Övrigt</text:span><text:line-break/><text:tab/><text:tab/>-"Mördaren" är god vän med alla och ingen misstänker honom<text:line-break/><text:tab/><text:tab/>-"Mördaren" </text:p>
      <text:p text:style-name="P2"><text:tab/><text:tab/><text:span text:style-name="T7">Intessen</text:span><text:line-break/><text:tab/><text:tab/>-<text:line-break/><text:tab/><text:tab/><text:span text:style-name="T7">Relationer</text:span><text:line-break/><text:tab/><text:tab/>-"Other" Gillar "mördaren"</text:p>
      <text:p text:style-name="P2"><text:line-break/><text:tab/><text:span text:style-name="T7">Ledtrådar</text:span></text:p>
      <text:p text:style-name="P2"><text:tab/>-"Mördaren" har skrivit i sin dagbok att han äntligen känner sig lättad<text:line-break/><text:tab/>-"Mördaren" har en bok som heter "Ligg steget före"<text:line-break/><text:tab/>-"Mördaren" har plastpåsar på sitt rum<text:line-break/><text:tab/><text:line-break/><text:tab/> <text:span text:style-name="T7">Ledtrådar på Karaktär<text:line-break/></text:span><text:tab/>-"Mördaren" har röda märken kring händerna</text:p>
      <text:p text:style-name="P2"><text:tab/></text:p>
      <text:p text:style-name="P5">Huset:<text:line-break/></text:p>
      <text:p text:style-name="P2"><draw:frame draw:style-name="fr1" draw:name="grafik1" text:anchor-type="paragraph" svg:width="16.999cm" svg:height="10.827cm" draw:z-index="0"><draw:image xlink:href="Pictures/20000007000054C0000058E3E9B6DAC9.svm" xlink:type="simple" xlink:show="embed" xlink:actuate="onLoad"/></draw:frame></text:p>
      <text:p text:style-name="P2">Objekt:<text:line-break/></text:p>
      <text:p text:style-name="P2">Container: Uppgift att hålla ledtrådar, behöver "Rota" för att komma åt innehållet<text:line-break/><text:tab/>-Öppna container tar X TidsPoäng<text:line-break/><text:tab/>-Typer av contrainrar:</text:p>
      <text:p text:style-name="P2"><text:tab/><text:tab/>-Garderob<text:line-break/><text:tab/><text:tab/>-Lådor<text:line-break/><text:tab/><text:tab/>-Väska<text:line-break/><text:tab/><text:tab/>-Papperskorg<text:tab/><text:tab/><text:line-break/><text:tab/><text:tab/>-<text:line-break/>Dagbok:<text:tab/></text:p>
      <text:p text:style-name="P2"><text:tab/>-Alla karaktärer har en dagbok, <text:line-break/><text:tab/>-Dagbok är dator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4M37S</meta:editing-duration>
    <meta:editing-cycles>798</meta:editing-cycles>
    <meta:generator>OpenOffice.org/3.4.1$Win32 OpenOffice.org_project/341m1$Build-9593</meta:generator>
    <dc:date>2014-04-12T18:47:20.75</dc:date>
    <meta:document-statistic meta:table-count="0" meta:image-count="1" meta:object-count="0" meta:page-count="17" meta:paragraph-count="192" meta:word-count="3839" meta:character-count="24832"/>
    <meta:user-defined meta:name="Info 1"/>
    <meta:user-defined meta:name="Info 2"/>
    <meta:user-defined meta:name="Info 3"/>
    <meta:user-defined meta:name="Info 4"/>
  </office:meta>
</office:document-meta>
</file>